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" style:family="text">
      <style:text-properties style:text-position="sub 58%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6cm" svg:y1="13cm" svg:x2="6cm" svg:y2="17cm">
          <text:p text:style-name="P3"/>
        </draw:line>
        <draw:line draw:style-name="gr1" draw:text-style-name="P1" draw:layer="layout" svg:x1="6cm" svg:y1="21.5cm" svg:x2="6cm" svg:y2="25cm">
          <text:p text:style-name="P3"/>
        </draw:line>
        <draw:line draw:style-name="gr2" draw:text-style-name="P1" draw:layer="layout" svg:x1="6cm" svg:y1="21.5cm" svg:x2="13.5cm" svg:y2="17.5cm">
          <text:p text:style-name="P3"/>
        </draw:line>
        <draw:line draw:style-name="gr2" draw:text-style-name="P1" draw:layer="layout" svg:x1="6cm" svg:y1="21cm" svg:x2="13.5cm" svg:y2="17cm">
          <text:p text:style-name="P3"/>
        </draw:line>
        <draw:line draw:style-name="gr2" draw:text-style-name="P1" draw:layer="layout" svg:x1="6cm" svg:y1="20.5cm" svg:x2="13.5cm" svg:y2="16.5cm">
          <text:p text:style-name="P3"/>
        </draw:line>
        <draw:line draw:style-name="gr2" draw:text-style-name="P1" draw:layer="layout" svg:x1="6cm" svg:y1="20cm" svg:x2="13.5cm" svg:y2="16cm">
          <text:p text:style-name="P3"/>
        </draw:line>
        <draw:line draw:style-name="gr2" draw:text-style-name="P1" draw:layer="layout" svg:x1="6cm" svg:y1="19.5cm" svg:x2="13.5cm" svg:y2="15.5cm">
          <text:p text:style-name="P3"/>
        </draw:line>
        <draw:line draw:style-name="gr2" draw:text-style-name="P1" draw:layer="layout" svg:x1="6cm" svg:y1="19cm" svg:x2="13.5cm" svg:y2="15cm">
          <text:p text:style-name="P3"/>
        </draw:line>
        <draw:line draw:style-name="gr2" draw:text-style-name="P1" draw:layer="layout" svg:x1="6cm" svg:y1="18.5cm" svg:x2="13.5cm" svg:y2="14.5cm">
          <text:p text:style-name="P3"/>
        </draw:line>
        <draw:line draw:style-name="gr2" draw:text-style-name="P1" draw:layer="layout" svg:x1="8.1cm" svg:y1="20.93cm" svg:x2="6cm" svg:y2="17cm">
          <text:p text:style-name="P3"/>
        </draw:line>
        <draw:line draw:style-name="gr2" draw:text-style-name="P1" draw:layer="layout" svg:x1="6cm" svg:y1="18cm" svg:x2="13.5cm" svg:y2="14cm">
          <text:p text:style-name="P3"/>
        </draw:line>
        <draw:line draw:style-name="gr2" draw:text-style-name="P1" draw:layer="layout" svg:x1="6cm" svg:y1="17.5cm" svg:x2="13.5cm" svg:y2="13.5cm">
          <text:p text:style-name="P3"/>
        </draw:line>
        <draw:line draw:style-name="gr2" draw:text-style-name="P1" draw:layer="layout" svg:x1="8.1cm" svg:y1="21.43cm" svg:x2="6cm" svg:y2="17.5cm">
          <text:p text:style-name="P3"/>
        </draw:line>
        <draw:line draw:style-name="gr2" draw:text-style-name="P1" draw:layer="layout" svg:x1="8.1cm" svg:y1="21.93cm" svg:x2="6cm" svg:y2="18cm">
          <text:p text:style-name="P3"/>
        </draw:line>
        <draw:line draw:style-name="gr2" draw:text-style-name="P1" draw:layer="layout" svg:x1="7.668cm" svg:y1="20.61cm" svg:x2="7.877cm" svg:y2="20.5cm">
          <text:p text:style-name="P3"/>
        </draw:line>
        <draw:line draw:style-name="gr3" draw:text-style-name="P1" draw:layer="layout" svg:x1="7.669cm" svg:y1="20.61cm" svg:x2="7.878cm" svg:y2="20.5cm">
          <text:p text:style-name="P3"/>
        </draw:line>
        <draw:line draw:style-name="gr4" draw:text-style-name="P1" draw:layer="layout" svg:x1="6cm" svg:y1="20cm" svg:x2="14cm" svg:y2="20cm">
          <text:p text:style-name="P3"/>
        </draw:line>
        <draw:path draw:style-name="gr5" draw:text-style-name="P1" draw:layer="layout" svg:width="0.624cm" svg:height="1.499cm" svg:x="11.5cm" svg:y="18.5cm" svg:viewBox="0 0 625 1500" svg:d="m0 0c1000 500 500 1500 500 1500">
          <text:p text:style-name="P2"><text:span text:style-name="T1">α</text:span></text:p>
        </draw:path>
        <draw:custom-shape draw:style-name="gr6" draw:text-style-name="P1" draw:layer="layout" svg:width="0.5cm" svg:height="0.5cm" svg:x="5.5cm" svg:y="19cm">
          <text:p text:style-name="P3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0.904cm" svg:height="0.988cm" svg:x="4.8cm" svg:y="18.7cm">
          <draw:text-box>
            <text:p text:style-name="P3">g</text:p>
          </draw:text-box>
        </draw:frame>
        <draw:custom-shape draw:style-name="gr6" draw:text-style-name="P1" draw:layer="layout" svg:width="0.5cm" svg:height="4.5cm" svg:x="4.5cm" svg:y="17cm">
          <text:p text:style-name="P3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0.849cm" svg:height="0.988cm" svg:x="3.8cm" svg:y="18.673cm">
          <draw:text-box>
            <text:p text:style-name="P3">c</text:p>
          </draw:text-box>
        </draw:frame>
        <draw:custom-shape draw:style-name="gr6" draw:text-style-name="P1" draw:layer="layout" svg:width="0.5cm" svg:height="2.09cm" draw:transform="rotate (-1.1020008897102) translate (8.774cm 22cm)">
          <text:p text:style-name="P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1.12cm" svg:height="1.19cm" svg:x="7.78cm" svg:y="22.8cm">
          <draw:text-box>
            <text:p text:style-name="P3"><text:span text:style-name="T1">δ</text:span><text:span text:style-name="T2">g</text:span></text:p>
          </draw:text-box>
        </draw:frame>
        <draw:frame draw:style-name="gr7" draw:layer="layout" svg:width="1.116cm" svg:height="1.19cm" svg:x="8.8cm" svg:y="21.11cm">
          <draw:text-box>
            <text:p text:style-name="P3"><text:span text:style-name="T1">δ</text:span><text:span text:style-name="T2">e</text:span></text:p>
          </draw:text-box>
        </draw:frame>
        <draw:line draw:style-name="gr8" draw:text-style-name="P1" draw:layer="layout" svg:x1="8cm" svg:y1="21cm" svg:x2="9cm" svg:y2="21.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1-30T00:34:02</meta:creation-date>
    <dc:date>2007-12-02T17:25:47</dc:date>
    <dc:language>de-DE</dc:language>
    <meta:editing-cycles>4</meta:editing-cycles>
    <meta:editing-duration>PT11M35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